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ALCAZAR RODRIGUEZ, MANUEL FRANCISC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180377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ALCAZAR RODRIGUEZ, MANUEL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18037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1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2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655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5/11/2021</text:p>
          </table:table-cell>
          <table:table-cell table:style-name="Tabla2.A2" office:value-type="string">
            <text:p text:style-name="P7">75701722</text:p>
          </table:table-cell>
          <table:table-cell table:style-name="Tabla2.A2" office:value-type="string">
            <text:p text:style-name="P7">8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8:47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